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1400000303455AA55FC0444405.png" manifest:media-type="image/png"/>
  <manifest:file-entry manifest:full-path="Pictures/1000020100000448000003561B53AAF1049C8FBD.png" manifest:media-type="image/png"/>
  <manifest:file-entry manifest:full-path="Pictures/10000201000002DE000001D7E0B56F51F250D20E.png" manifest:media-type="image/png"/>
  <manifest:file-entry manifest:full-path="Pictures/10000201000005EF000002D6CB7738DF7FD08C99.png" manifest:media-type="image/png"/>
  <manifest:file-entry manifest:full-path="Pictures/10000201000002AD000002F08C06C38DB4BC7A22.png" manifest:media-type="image/png"/>
  <manifest:file-entry manifest:full-path="Pictures/100002010000041D0000034CA60FFA398B586DA1.png" manifest:media-type="image/png"/>
  <manifest:file-entry manifest:full-path="Pictures/100002010000047600000350071D357E3CFEEC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rsid="001bdf0a" officeooo:paragraph-rsid="00c5061e"/>
    </style:style>
    <style:style style:name="P16" style:family="paragraph" style:parent-style-name="Standard">
      <style:text-properties officeooo:paragraph-rsid="001aea73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9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0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1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2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3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4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5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6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7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8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9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30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1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2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3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4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5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6" style:family="paragraph" style:parent-style-name="Standard">
      <style:text-properties officeooo:rsid="001cb0da" officeooo:paragraph-rsid="001cb0da"/>
    </style:style>
    <style:style style:name="P37" style:family="paragraph" style:parent-style-name="Standard">
      <style:text-properties officeooo:rsid="002255f9" officeooo:paragraph-rsid="002255f9"/>
    </style:style>
    <style:style style:name="P38" style:family="paragraph" style:parent-style-name="Standard">
      <style:text-properties officeooo:rsid="00238881" officeooo:paragraph-rsid="00238881"/>
    </style:style>
    <style:style style:name="P39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40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2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3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4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6" style:family="paragraph" style:parent-style-name="Standard">
      <style:text-properties officeooo:rsid="002b217f" officeooo:paragraph-rsid="002b217f"/>
    </style:style>
    <style:style style:name="P67" style:family="paragraph" style:parent-style-name="Standard">
      <style:text-properties officeooo:rsid="002b217f" officeooo:paragraph-rsid="002e343f"/>
    </style:style>
    <style:style style:name="P6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81" style:family="paragraph" style:parent-style-name="Standard">
      <style:text-properties officeooo:rsid="002e343f" officeooo:paragraph-rsid="002e343f"/>
    </style:style>
    <style:style style:name="P82" style:family="paragraph" style:parent-style-name="Standard">
      <style:text-properties officeooo:rsid="0030a956" officeooo:paragraph-rsid="0030a956"/>
    </style:style>
    <style:style style:name="P83" style:family="paragraph" style:parent-style-name="Standard">
      <style:text-properties officeooo:rsid="00325905" officeooo:paragraph-rsid="00325905"/>
    </style:style>
    <style:style style:name="P84" style:family="paragraph" style:parent-style-name="Standard">
      <style:text-properties officeooo:rsid="0033dfef" officeooo:paragraph-rsid="0033dfef"/>
    </style:style>
    <style:style style:name="P85" style:family="paragraph" style:parent-style-name="Standard">
      <style:text-properties officeooo:rsid="0033f2bb" officeooo:paragraph-rsid="0033f2bb"/>
    </style:style>
    <style:style style:name="P86" style:family="paragraph" style:parent-style-name="Standard">
      <style:text-properties officeooo:rsid="0036c3c1" officeooo:paragraph-rsid="0036c3c1"/>
    </style:style>
    <style:style style:name="P87" style:family="paragraph" style:parent-style-name="Standard">
      <style:text-properties style:text-underline-style="none" officeooo:rsid="001bdf0a" officeooo:paragraph-rsid="00325905"/>
    </style:style>
    <style:style style:name="P88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126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27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28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29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30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31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32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33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34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35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36" style:family="paragraph" style:parent-style-name="Standard">
      <style:text-properties officeooo:rsid="003a0806" officeooo:paragraph-rsid="003a0806"/>
    </style:style>
    <style:style style:name="P137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38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39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40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41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42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43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44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45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146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47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48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49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50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51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53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154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155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156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157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58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59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60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61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62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63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64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165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166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167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168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169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170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171" style:family="paragraph" style:parent-style-name="Standard">
      <style:text-properties officeooo:rsid="00427288" officeooo:paragraph-rsid="00427288"/>
    </style:style>
    <style:style style:name="P172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73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74" style:family="paragraph" style:parent-style-name="Standard">
      <style:text-properties fo:font-weight="normal" style:font-weight-asian="normal" style:font-weight-complex="normal"/>
    </style:style>
    <style:style style:name="P175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76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77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78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79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80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81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182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183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184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85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86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87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88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89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90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91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192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193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94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195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196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97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98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99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00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01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02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03" style:family="paragraph" style:parent-style-name="Standard">
      <style:text-properties fo:font-weight="normal" officeooo:paragraph-rsid="00a67470" style:font-weight-asian="normal" style:font-weight-complex="normal"/>
    </style:style>
    <style:style style:name="P204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05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06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07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08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09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10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11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12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1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1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1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1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1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1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19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20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21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22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23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24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25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26" style:family="paragraph" style:parent-style-name="Table_20_Contents">
      <style:text-properties fo:font-size="10pt" officeooo:paragraph-rsid="00c5061e" style:font-size-asian="10pt" style:font-size-complex="10pt"/>
    </style:style>
    <style:style style:name="P227" style:family="paragraph" style:parent-style-name="Table_20_Contents">
      <style:text-properties fo:font-size="10pt" officeooo:paragraph-rsid="00c6b4a0" style:font-size-asian="10pt" style:font-size-complex="10pt"/>
    </style:style>
    <style:style style:name="P22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22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23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23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23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233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23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3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3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23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23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3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4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4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4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4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4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245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46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47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48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49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50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251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252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253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254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255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56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257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58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59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260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261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262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263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264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265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266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267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268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269" style:family="paragraph" style:parent-style-name="Table_20_Contents">
      <style:text-properties style:text-underline-style="none" officeooo:rsid="00325905" officeooo:paragraph-rsid="00325905"/>
    </style:style>
    <style:style style:name="P270" style:family="paragraph" style:parent-style-name="Table_20_Contents">
      <style:text-properties style:text-underline-style="none" officeooo:rsid="00325905" officeooo:paragraph-rsid="003a0806"/>
    </style:style>
    <style:style style:name="P271" style:family="paragraph" style:parent-style-name="Table_20_Contents">
      <style:text-properties style:text-underline-style="none" officeooo:rsid="00325905" officeooo:paragraph-rsid="005e431f"/>
    </style:style>
    <style:style style:name="P272" style:family="paragraph" style:parent-style-name="Table_20_Contents">
      <style:text-properties style:text-underline-style="none" officeooo:rsid="00325905" officeooo:paragraph-rsid="0074af1a"/>
    </style:style>
    <style:style style:name="P273" style:family="paragraph" style:parent-style-name="Table_20_Contents">
      <style:text-properties style:text-underline-style="none" officeooo:rsid="00325905" officeooo:paragraph-rsid="00836c30"/>
    </style:style>
    <style:style style:name="P274" style:family="paragraph" style:parent-style-name="Table_20_Contents">
      <style:text-properties officeooo:paragraph-rsid="003a0806"/>
    </style:style>
    <style:style style:name="P275" style:family="paragraph" style:parent-style-name="Table_20_Contents">
      <style:text-properties officeooo:paragraph-rsid="005e431f"/>
    </style:style>
    <style:style style:name="P276" style:family="paragraph" style:parent-style-name="Table_20_Contents">
      <style:text-properties officeooo:paragraph-rsid="0074af1a"/>
    </style:style>
    <style:style style:name="P277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278" style:family="paragraph" style:parent-style-name="Table_20_Contents">
      <style:text-properties officeooo:paragraph-rsid="008ce444"/>
    </style:style>
    <style:style style:name="P279" style:family="paragraph" style:parent-style-name="Table_20_Contents">
      <style:text-properties officeooo:paragraph-rsid="00b4d101"/>
    </style:style>
    <style:style style:name="P280" style:family="paragraph" style:parent-style-name="Table_20_Contents">
      <style:text-properties officeooo:paragraph-rsid="00be0784"/>
    </style:style>
    <style:style style:name="P281" style:family="paragraph" style:parent-style-name="Table_20_Contents">
      <style:text-properties officeooo:paragraph-rsid="00c5061e"/>
    </style:style>
    <style:style style:name="P282" style:family="paragraph" style:parent-style-name="Table_20_Contents">
      <style:text-properties officeooo:paragraph-rsid="00c6b4a0"/>
    </style:style>
    <style:style style:name="P28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28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28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28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28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28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28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29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29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29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29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29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29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29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29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29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299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300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301" style:family="paragraph" style:parent-style-name="Standard">
      <style:text-properties fo:font-size="10pt" style:text-underline-style="none" officeooo:rsid="001bdf0a" officeooo:paragraph-rsid="00c5061e" style:font-size-asian="10pt" style:font-size-complex="10pt"/>
    </style:style>
    <style:style style:name="P302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303" style:family="paragraph" style:parent-style-name="Standard">
      <style:text-properties fo:font-size="10pt" style:text-underline-style="none" fo:font-weight="normal" officeooo:rsid="00b10baa" officeooo:paragraph-rsid="00d34a60" style:font-size-asian="10pt" style:font-weight-asian="normal" style:font-size-complex="10pt" style:font-weight-complex="normal"/>
    </style:style>
    <style:style style:name="P304" style:family="paragraph" style:parent-style-name="Standard">
      <style:text-properties fo:font-size="10pt" style:text-underline-style="none" fo:font-weight="normal" officeooo:rsid="00b10baa" officeooo:paragraph-rsid="00d52c10" style:font-size-asian="10pt" style:font-weight-asian="normal" style:font-size-complex="10pt" style:font-weight-complex="normal"/>
    </style:style>
    <style:style style:name="P305" style:family="paragraph" style:parent-style-name="Standard">
      <style:text-properties fo:font-size="10pt" style:text-underline-style="none" fo:font-weight="bold" officeooo:rsid="00b10baa" officeooo:paragraph-rsid="00b10baa" style:font-size-asian="10pt" style:font-weight-asian="bold" style:font-size-complex="10pt" style:font-weight-complex="bold"/>
    </style:style>
    <style:style style:name="P306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307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308" style:family="paragraph" style:parent-style-name="Standard">
      <style:text-properties style:text-underline-style="none" fo:font-weight="normal" officeooo:rsid="00cc9ebe" officeooo:paragraph-rsid="00c5061e" style:font-weight-asian="normal" style:font-weight-complex="normal"/>
    </style:style>
    <style:style style:name="P309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310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311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312" style:family="paragraph" style:parent-style-name="Standard">
      <style:text-properties style:text-underline-style="none" fo:font-weight="normal" officeooo:rsid="00b10baa" officeooo:paragraph-rsid="00d34a60" style:font-weight-asian="normal" style:font-weight-complex="normal"/>
    </style:style>
    <style:style style:name="P313" style:family="paragraph" style:parent-style-name="Standard">
      <style:text-properties style:text-underline-style="none" fo:font-weight="normal" officeooo:rsid="00b10baa" officeooo:paragraph-rsid="00d52c10" style:font-weight-asian="normal" style:font-weight-complex="normal"/>
    </style:style>
    <style:style style:name="P314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315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316" style:family="paragraph" style:parent-style-name="Standard">
      <style:text-properties style:text-underline-style="none" fo:font-weight="normal" officeooo:rsid="00d34a60" officeooo:paragraph-rsid="00d34a60" style:font-weight-asian="normal" style:font-weight-complex="normal"/>
    </style:style>
    <style:style style:name="P317" style:family="paragraph" style:parent-style-name="Standard">
      <style:text-properties style:text-underline-style="none" fo:font-weight="normal" officeooo:rsid="00d34a60" officeooo:paragraph-rsid="00d5d088" style:font-weight-asian="normal" style:font-weight-complex="normal"/>
    </style:style>
    <style:style style:name="P318" style:family="paragraph" style:parent-style-name="Standard">
      <style:text-properties officeooo:rsid="001bdf0a" officeooo:paragraph-rsid="00b4d101"/>
    </style:style>
    <style:style style:name="P3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320" style:family="paragraph" style:parent-style-name="Table_20_Contents">
      <style:text-properties fo:font-size="10pt" officeooo:paragraph-rsid="00c5061e" style:font-size-asian="10pt" style:font-size-complex="10pt"/>
    </style:style>
    <style:style style:name="P321" style:family="paragraph" style:parent-style-name="Table_20_Contents">
      <style:text-properties fo:font-size="10pt" officeooo:paragraph-rsid="00c6b4a0" style:font-size-asian="10pt" style:font-size-complex="10pt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325905" style:font-weight-asian="normal" style:font-weight-complex="normal"/>
    </style:style>
    <style:style style:name="T17" style:family="text">
      <style:text-properties officeooo:rsid="00242002"/>
    </style:style>
    <style:style style:name="T18" style:family="text">
      <style:text-properties officeooo:rsid="00260e25"/>
    </style:style>
    <style:style style:name="T19" style:family="text">
      <style:text-properties officeooo:rsid="0029ae72"/>
    </style:style>
    <style:style style:name="T20" style:family="text">
      <style:text-properties officeooo:rsid="002d6ffe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7f7b5"/>
    </style:style>
    <style:style style:name="T23" style:family="text">
      <style:text-properties officeooo:rsid="001bdf0a"/>
    </style:style>
    <style:style style:name="T24" style:family="text">
      <style:text-properties officeooo:rsid="003f5531"/>
    </style:style>
    <style:style style:name="T25" style:family="text">
      <style:text-properties officeooo:rsid="004444f6"/>
    </style:style>
    <style:style style:name="T26" style:family="text">
      <style:text-properties officeooo:rsid="00461139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officeooo:rsid="00581b1f"/>
    </style:style>
    <style:style style:name="T30" style:family="text">
      <style:text-properties officeooo:rsid="006217f5"/>
    </style:style>
    <style:style style:name="T31" style:family="text">
      <style:text-properties officeooo:rsid="00644eba"/>
    </style:style>
    <style:style style:name="T32" style:family="text">
      <style:text-properties officeooo:rsid="006bdf35"/>
    </style:style>
    <style:style style:name="T33" style:family="text">
      <style:text-properties officeooo:rsid="006d1c9f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da8ce"/>
    </style:style>
    <style:style style:name="T36" style:family="text">
      <style:text-properties style:text-underline-style="none" officeooo:rsid="0092eeee"/>
    </style:style>
    <style:style style:name="T37" style:family="text">
      <style:text-properties style:text-underline-style="none" officeooo:rsid="00b22afa"/>
    </style:style>
    <style:style style:name="T38" style:family="text">
      <style:text-properties style:text-underline-style="none" officeooo:rsid="00b10baa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officeooo:rsid="0074af1a"/>
    </style:style>
    <style:style style:name="T41" style:family="text">
      <style:text-properties officeooo:rsid="00775785"/>
    </style:style>
    <style:style style:name="T42" style:family="text">
      <style:text-properties officeooo:rsid="007876e8"/>
    </style:style>
    <style:style style:name="T43" style:family="text">
      <style:text-properties officeooo:rsid="007cb77f"/>
    </style:style>
    <style:style style:name="T44" style:family="text">
      <style:text-properties fo:background-color="#fff200" loext:char-shading-value="0"/>
    </style:style>
    <style:style style:name="T45" style:family="text">
      <style:text-properties officeooo:rsid="008a2b06"/>
    </style:style>
    <style:style style:name="T46" style:family="text">
      <style:text-properties officeooo:rsid="007ba9f3"/>
    </style:style>
    <style:style style:name="T47" style:family="text">
      <style:text-properties officeooo:rsid="009249fb"/>
    </style:style>
    <style:style style:name="T48" style:family="text">
      <style:text-properties officeooo:rsid="0093da4c"/>
    </style:style>
    <style:style style:name="T49" style:family="text">
      <style:text-properties officeooo:rsid="0094953e"/>
    </style:style>
    <style:style style:name="T50" style:family="text">
      <style:text-properties officeooo:rsid="00a4d30b"/>
    </style:style>
    <style:style style:name="T51" style:family="text">
      <style:text-properties officeooo:rsid="00a67470"/>
    </style:style>
    <style:style style:name="T52" style:family="text">
      <style:text-properties officeooo:rsid="00ac4773"/>
    </style:style>
    <style:style style:name="T53" style:family="text">
      <style:text-properties officeooo:rsid="00aeab7b"/>
    </style:style>
    <style:style style:name="T54" style:family="text">
      <style:text-properties fo:font-size="10pt" style:text-underline-style="none" style:font-size-asian="10pt" style:font-size-complex="10pt"/>
    </style:style>
    <style:style style:name="T55" style:family="text">
      <style:text-properties officeooo:rsid="00bebc22"/>
    </style:style>
    <style:style style:name="T56" style:family="text">
      <style:text-properties officeooo:rsid="00cbd480"/>
    </style:style>
    <style:style style:name="T57" style:family="text">
      <style:text-properties officeooo:rsid="00d34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8">Comment/Uncomment a line: <text:s/>Ctrl + /</text:p>
      <text:p text:style-name="P2"/>
      <text:p text:style-name="P16"><text:a xlink:type="simple" xlink:href="http://pythontutor.com/" text:style-name="Internet_20_link" text:visited-style-name="Visited_20_Internet_20_Link"><text:span text:style-name="T18">Debug code online step by step</text:span></text:a></text:p>
      <text:p text:style-name="P16"><text:span text:style-name="T18">Or download the program </text:span><text:a xlink:type="simple" xlink:href="https://thonny.org/" text:style-name="Internet_20_link" text:visited-style-name="Visited_20_Internet_20_Link"><text:span text:style-name="T18">Thonny</text:span></text:a> </text:p>
      <text:p text:style-name="P283"/>
      <text:p text:style-name="P284"/>
      <text:p text:style-name="P73">Day 1:</text:p>
      <text:p text:style-name="P68"/>
      <text:p text:style-name="P68">Input Function:</text:p>
      <text:p text:style-name="P3"/>
      <text:p text:style-name="P37"><text:span text:style-name="T7">What is this: </text:span><text:span text:style-name="T8">I</text:span>nput will get you what the user is typing in console.</text:p>
      <text:p text:style-name="P4"/>
      <text:p text:style-name="P36">input(promt for the user) <text:s/>→ inside of parenthesys we have what is going to be printed in the screen and will wait till we type something:</text:p>
      <text:p text:style-name="P36"/>
      <text:p text:style-name="P36">input(“What is your name? ”) <text:s text:c="3"/>→ if you execute this will wait till you type your name or whatever.</text:p>
      <text:p text:style-name="P36"/>
      <text:p text:style-name="P36">Then <text:span text:style-name="T19">if</text:span> you’<text:span text:style-name="T19">ve</text:span> typed “<text:span text:style-name="T19">John</text:span>” will be <text:span text:style-name="T17">substituted</text:span> <text:span text:style-name="T19">and added into it like</text:span>: <text:s/>input(“<text:span text:style-name="T19">John</text:span> ”)</text:p>
      <text:p text:style-name="P36"/>
      <text:p text:style-name="P36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9"/>
      <text:p text:style-name="P39">If you run the program and type John:</text:p>
      <text:p text:style-name="P39">What is your name? John</text:p>
      <text:p text:style-name="P39"/>
      <text:p text:style-name="P36"><text:span text:style-name="T4">input(“What is your name? ”) will </text:span><text:span text:style-name="T5">be replaced by</text:span><text:span text:style-name="T4"> John.</text:span></text:p>
      <text:p text:style-name="P39"/>
      <text:p text:style-name="P18">You can print John if you do this:</text:p>
      <text:p text:style-name="P36">print("Hello " + input("What is your name: "))</text:p>
      <text:p text:style-name="P3"/>
      <text:p text:style-name="P41">You will get:</text:p>
      <text:p text:style-name="P3">What is your name: John</text:p>
      <text:p text:style-name="P3">Hello John</text:p>
      <text:p text:style-name="P3"/>
      <text:p text:style-name="P3"/>
      <text:p text:style-name="P19">Exercise 1.3:</text:p>
      <text:p text:style-name="P3"/>
      <text:p text:style-name="P66">Ask me to type my name and the program will tell you how much letters the name have:</text:p>
      <text:p text:style-name="P66"/>
      <text:p text:style-name="P42">Option 1, One line:</text:p>
      <text:p text:style-name="P66">print(len(input("What is your name? ")))</text:p>
      <text:p text:style-name="P3"/>
      <text:p text:style-name="P42">Option 2, two lines:</text:p>
      <text:p text:style-name="P5">name = input("What is your name? ")</text:p>
      <text:p text:style-name="P5">print(len(name))</text:p>
      <text:p text:style-name="P3"/>
      <text:p text:style-name="P3"/>
      <text:p text:style-name="P285"><text:soft-page-break/></text:p>
      <text:p text:style-name="P69"><text:span text:style-name="T20">Python Variables</text:span>:</text:p>
      <text:p text:style-name="P3"/>
      <text:p text:style-name="P20">Using the previous exercise:</text:p>
      <text:p text:style-name="P67">print(len(input("What is your name? ")))</text:p>
      <text:p text:style-name="P3"/>
      <text:p text:style-name="P43">We can use variables like this:</text:p>
      <text:p text:style-name="P81"/>
      <text:p text:style-name="P81">name = input("What is your name? ")</text:p>
      <text:p text:style-name="P81">length = len(name)</text:p>
      <text:p text:style-name="P81"/>
      <text:p text:style-name="P81">print(length)</text:p>
      <text:p text:style-name="P3"/>
      <text:p text:style-name="P3"/>
      <text:p text:style-name="P21">Exercise 1.4:</text:p>
      <text:p text:style-name="P82">Switch values of variables.</text:p>
      <text:p text:style-name="P82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12">Teacher’<text:span text:style-name="T22">s</text:span> solution:</text:p>
            <text:p text:style-name="P269"/>
            <text:p text:style-name="P6">a = input("a: ")</text:p>
            <text:p text:style-name="P6">b = input("b: ")</text:p>
            <text:p text:style-name="P6"/>
            <text:p text:style-name="P83">a = c</text:p>
            <text:p text:style-name="P83">a = b</text:p>
            <text:p text:style-name="P83">b = c</text:p>
            <text:p text:style-name="P6"/>
            <text:p text:style-name="P6">print("a: " + a)</text:p>
            <text:p text:style-name="P87">print("b: " + b)</text:p>
          </table:table-cell>
        </table:table-row>
        <table:table-row>
          <table:table-cell table:style-name="Table1.A2" office:value-type="string">
            <text:p text:style-name="P228">Result:</text:p>
            <text:p text:style-name="P228"/>
            <text:p text:style-name="P221">a: AAAAA</text:p>
            <text:p text:style-name="P221">b: BBBBB</text:p>
            <text:p text:style-name="P221">a: BBBBB</text:p>
            <text:p text:style-name="P221">b: AAAAA</text:p>
            <text:p text:style-name="Table_20_Contents"/>
          </table:table-cell>
          <table:table-cell table:style-name="Table1.B2" office:value-type="string">
            <text:p text:style-name="P228">Result:</text:p>
            <text:p text:style-name="P221"/>
            <text:p text:style-name="P221">a: AAAAA</text:p>
            <text:p text:style-name="P221">b: BBBBB</text:p>
            <text:p text:style-name="P221">a: BBBBB</text:p>
            <text:p text:style-name="P221">b: AAAAA</text:p>
          </table:table-cell>
        </table:table-row>
      </table:table>
      <text:p text:style-name="P6"/>
      <text:p text:style-name="P3"/>
      <text:p text:style-name="P22">Variable names:</text:p>
      <text:p text:style-name="P84">length1 = 10 <text:s/>→ good</text:p>
      <text:p text:style-name="P84">1length = 10 <text:s text:c="2"/>→ not allowed to start variable names with numbers</text:p>
      <text:p text:style-name="P84"/>
      <text:p text:style-name="P84">user_name = “John” <text:s/>→ good</text:p>
      <text:p text:style-name="P85">user name = “John” <text:s text:c="3"/>→ not allowed, the variable name have to be a single item without spaces.</text:p>
      <text:p text:style-name="P85"/>
      <text:p text:style-name="P85">Is not recommended to use function names as variable names, like print, len or so.</text:p>
      <text:p text:style-name="P3"/>
      <text:p text:style-name="P3"/>
      <text:p text:style-name="P3"/>
      <text:p text:style-name="P3"/>
      <text:p text:style-name="P288"><text:soft-page-break/></text:p>
      <text:p text:style-name="P86"/>
      <text:p text:style-name="P86"><text:span text:style-name="T21">Final project: </text:span><text:a xlink:type="simple" xlink:href="https://repl.it/@appbrewery/band-name-generator-start#main.py" text:style-name="Internet_20_link" text:visited-style-name="Visited_20_Internet_20_Link"><text:span text:style-name="T23">https://repl.it/@appbrewery/band-name-generator-start#main.py</text:span></text:a></text:p>
      <text:p text:style-name="P3"/>
      <text:p text:style-name="P136">Exercise:</text:p>
      <text:p text:style-name="P136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My solution:</text:p>
            <text:p text:style-name="P7"/>
            <text:p text:style-name="P157">print("This program creates a band name:")</text:p>
            <text:p text:style-name="P157">print("---------------------------------")</text:p>
            <text:p text:style-name="P157"/>
            <text:p text:style-name="P157">city = input("In which city did you grew up? ")</text:p>
            <text:p text:style-name="P157"/>
            <text:p text:style-name="P157">pet = input("Tell me the name of your pet ")</text:p>
            <text:p text:style-name="P157"/>
            <text:p text:style-name="P157">space = " "</text:p>
            <text:p text:style-name="P157"/>
            <text:p text:style-name="P157">print( city + space + pet )</text:p>
            <text:p text:style-name="P157"/>
          </table:table-cell>
          <table:table-cell table:style-name="Table2.B1" office:value-type="string">
            <text:p text:style-name="P213">Teacher’<text:span text:style-name="T22">s</text:span> solution:</text:p>
            <text:p text:style-name="P270"/>
            <text:p text:style-name="P137">print("Welcome to the band name generator.")</text:p>
            <text:p text:style-name="P137"/>
            <text:p text:style-name="P137">city = input("Which city did you grow up in?\n")</text:p>
            <text:p text:style-name="P137"/>
            <text:p text:style-name="P137">pet = input("What is the name of a pet?\n")</text:p>
            <text:p text:style-name="P137"/>
            <text:p text:style-name="P137">print("Your band name cound be: " + city + " " + pet)</text:p>
          </table:table-cell>
        </table:table-row>
        <table:table-row>
          <table:table-cell table:style-name="Table2.A2" office:value-type="string">
            <text:p text:style-name="P237">Result:</text:p>
            <text:p text:style-name="P229"/>
            <text:p text:style-name="P222">This program creates a band name:</text:p>
            <text:p text:style-name="P222">---------------------------------</text:p>
            <text:p text:style-name="P222">In which city did you grew up? Figueres</text:p>
            <text:p text:style-name="P222">Tell me the name of your pet Boris</text:p>
            <text:p text:style-name="P245">Figueres Boris</text:p>
            <text:p text:style-name="P274"/>
          </table:table-cell>
          <table:table-cell table:style-name="Table2.B2" office:value-type="string">
            <text:p text:style-name="P237">Result:</text:p>
            <text:p text:style-name="P222"/>
            <text:p text:style-name="P222">Welcome to the band name generator.</text:p>
            <text:p text:style-name="P222">Which city did you grow up in?</text:p>
            <text:p text:style-name="P222">Bristol</text:p>
            <text:p text:style-name="P222">What is the name of a pet?</text:p>
            <text:p text:style-name="P222">Rabbit</text:p>
            <text:p text:style-name="P222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86"/>
      <text:p text:style-name="P286"/>
      <text:p text:style-name="P72">Day <text:span text:style-name="T24">2</text:span>:</text:p>
      <text:p text:style-name="P70"/>
      <text:p text:style-name="P172">Data Types:</text:p>
      <text:p text:style-name="P3"/>
      <text:p text:style-name="P23">String:</text:p>
      <text:p text:style-name="P3"/>
      <text:p text:style-name="P3">“ ” <text:s/>→<text:span text:style-name="T25"> Anything between quotes or double quotes will be trated as a string (text).</text:span></text:p>
      <text:p text:style-name="P3">“<text:span text:style-name="T25">1234</text:span>” →<text:span text:style-name="T25"> this will be treated as a string.</text:span></text:p>
      <text:p text:style-name="P3"/>
      <text:p text:style-name="P171">print(“Hello” [4] ) <text:s text:c="2"/>→ this will print the last character, o</text:p>
      <text:p text:style-name="P3"/>
      <text:p text:style-name="P3">print("123" + "456") <text:s/>→<text:span text:style-name="T26"> this will give you: <text:s text:c="2"/>123456</text:span></text:p>
      <text:p text:style-name="P3"/>
      <text:p text:style-name="P3"/>
      <text:p text:style-name="P24">Integer:</text:p>
      <text:p text:style-name="P175"/>
      <text:p text:style-name="P24"><text:span text:style-name="T8">print(123 + 456) → </text:span><text:span text:style-name="T9">579 </text:span></text:p>
      <text:p text:style-name="P175"/>
      <text:p text:style-name="P25"><text:span text:style-name="T28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176"/>
      <text:p text:style-name="P176">123_123_3534 <text:s text:c="2"/>→ will be interpreted like this: <text:s/>1231233534</text:p>
      <text:p text:style-name="P175"/>
      <text:p text:style-name="P175"/>
      <text:p text:style-name="P26">Float:</text:p>
      <text:p text:style-name="P175"/>
      <text:p text:style-name="P177">3.23423 </text:p>
      <text:p text:style-name="P177">242343.640</text:p>
      <text:p text:style-name="P177"/>
      <text:p text:style-name="P27">Boolean:</text:p>
      <text:p text:style-name="P178">True</text:p>
      <text:p text:style-name="P178">False</text:p>
      <text:p text:style-name="P175"/>
      <text:p text:style-name="P28"><text:span text:style-name="T8">Both starting with Capitals </text:span><text:span text:style-name="T11">and without quotation marks, otherwhise it would turn them into strings.</text:span></text:p>
      <text:p text:style-name="P179"/>
      <text:p text:style-name="P179"/>
      <text:p text:style-name="P173">Function Types:</text:p>
      <text:p text:style-name="P175"/>
      <text:p text:style-name="P180">type() <text:s/>→ it gives you the type of data.</text:p>
      <text:p text:style-name="P175"/>
      <text:p text:style-name="P53">Example:</text:p>
      <text:p text:style-name="P24"><text:span text:style-name="T8">num_char = len(input("What is your name? ")) <text:s/>→</text:span><text:span text:style-name="T12"> num_char is an integer</text:span></text:p>
      <text:p text:style-name="P175"/>
      <text:p text:style-name="P24"><text:span text:style-name="T8">print("Your name has " + num_char + "characters.") <text:s/>→</text:span><text:span text:style-name="T12"> this gives error because you can NOT add</text:span></text:p>
      <text:p text:style-name="P24"><text:span text:style-name="T8"><text:tab/><text:tab/><text:tab/><text:tab/><text:tab/><text:tab/><text:tab/> <text:s text:c="7"/></text:span><text:span text:style-name="T12">strings + integers, only the same data type.</text:span></text:p>
      <text:p text:style-name="P181"/>
      <text:p text:style-name="P29"><text:span text:style-name="T8">To know the type of the data you are using, use the </text:span><text:span text:style-name="T3">type() </text:span><text:span text:style-name="T6">function.</text:span></text:p>
      <text:p text:style-name="P24"><text:span text:style-name="T8">print(type(num_char)) <text:s/>→</text:span><text:span text:style-name="T13"> &lt;class ‘int’&gt;</text:span></text:p>
      <text:p text:style-name="P30"><text:soft-page-break/><text:span text:style-name="T29">C</text:span>onvert a data type to a string:</text:p>
      <text:p text:style-name="P175"/>
      <text:p text:style-name="P182">You can use the type function to investigate which data type you are using.</text:p>
      <text:p text:style-name="P182">With type function you can CONVERT one datatype to another.</text:p>
      <text:p text:style-name="P182"/>
      <text:p text:style-name="P183"/>
      <text:p text:style-name="P183">To make work the previous exercise convert the integer to string:</text:p>
      <text:p text:style-name="P183"/>
      <text:p text:style-name="P183">num_char = len(input("What is your name? "))</text:p>
      <text:p text:style-name="P183"/>
      <text:p text:style-name="P30"><text:span text:style-name="T8">new_num_char = </text:span>str(num_char)</text:p>
      <text:p text:style-name="P183"/>
      <text:p text:style-name="P183">print("Your name has " + new_num_char + " characters.")</text:p>
      <text:p text:style-name="P175"/>
      <text:p text:style-name="P175"/>
      <text:p text:style-name="P183">We convert the variable num_char to a string and we give it a new name, now the program will work because the whole print statement is adding strings:</text:p>
      <text:p text:style-name="P183"/>
      <text:p text:style-name="P211">What is your name? sfgsdfgsfgsfgs</text:p>
      <text:p text:style-name="P211">Your name has 14 characters.</text:p>
      <text:p text:style-name="P183"/>
      <text:p text:style-name="P183"/>
      <text:p text:style-name="P31">Exercise 2.1:</text:p>
      <text:p text:style-name="P183"/>
      <text:p text:style-name="P185">Type two numbers and <text:span text:style-name="T30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My solution:</text:p>
            <text:p text:style-name="P8"/>
            <text:p text:style-name="P158">two_digit_number = input("Type a two digit number: ")</text:p>
            <text:p text:style-name="P8"/>
            <text:p text:style-name="P158">first = int(two_digit_number[0])</text:p>
            <text:p text:style-name="P158">second = int(two_digit_number[1])</text:p>
            <text:p text:style-name="P158"/>
            <text:p text:style-name="P158">print(first + second)</text:p>
          </table:table-cell>
          <table:table-cell table:style-name="Table3.B1" office:value-type="string">
            <text:p text:style-name="P214">Teacher’<text:span text:style-name="T22">s</text:span> solution:</text:p>
            <text:p text:style-name="P271"/>
            <text:p text:style-name="P138">two_digit_number = input("Type a two digit number: ")</text:p>
            <text:p text:style-name="P138"/>
            <text:p text:style-name="P146">first_digit = <text:span text:style-name="T23">two_digit_number[0]</text:span></text:p>
            <text:p text:style-name="P146">second_digit = <text:span text:style-name="T23">two_digit_number[0]</text:span></text:p>
            <text:p text:style-name="P146"/>
            <text:p text:style-name="P146">result = int(first_digit) + int(second_digit)</text:p>
            <text:p text:style-name="P146"/>
            <text:p text:style-name="P146">print(result)</text:p>
          </table:table-cell>
        </table:table-row>
        <table:table-row>
          <table:table-cell table:style-name="Table3.A2" office:value-type="string">
            <text:p text:style-name="P238">Result:</text:p>
            <text:p text:style-name="P230"/>
            <text:p text:style-name="P250">Type a two digit number: 23</text:p>
            <text:p text:style-name="P246">5</text:p>
            <text:p text:style-name="P275"/>
          </table:table-cell>
          <table:table-cell table:style-name="Table3.B2" office:value-type="string">
            <text:p text:style-name="P238">Result:</text:p>
            <text:p text:style-name="P223"/>
            <text:p text:style-name="P251">Type a two digit number: <text:span text:style-name="T31">87</text:span></text:p>
            <text:p text:style-name="P249">15</text:p>
          </table:table-cell>
        </table:table-row>
      </table:table>
      <text:p text:style-name="P186"/>
      <text:p text:style-name="P33">Teacher’s explanation:</text:p>
      <text:p text:style-name="P175"/>
      <text:p text:style-name="P187">First we have to know which is the data type of the variable two_digit_number</text:p>
      <text:p text:style-name="P187"><text:tab/>print(type(two_digit_number)) <text:s text:c="2"/>→ which is a &lt;class ‘str’&gt;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289"><text:soft-page-break/></text:p>
      <text:p text:style-name="P290"/>
      <text:p text:style-name="P188"/>
      <text:p text:style-name="P71">Mathematical Operations in Python:</text:p>
      <text:p text:style-name="P175"/>
      <text:p text:style-name="P193">3 + 4</text:p>
      <text:p text:style-name="P192">5 - 2</text:p>
      <text:p text:style-name="P192">3 * 7</text:p>
      <text:p text:style-name="P192">6 / 3 <text:s/>→ the result will be a float, 2.0 in this examples</text:p>
      <text:p text:style-name="P194">** <text:s/>exponent, when you want to raise a number to a power</text:p>
      <text:p text:style-name="P198">2 ** 3 <text:s/>→ two 3 times is 8. <text:s/>2 * 2 * 2 = 8</text:p>
      <text:p text:style-name="P175"/>
      <text:p text:style-name="P175"/>
      <text:p text:style-name="P34">Order of the operations:</text:p>
      <text:p text:style-name="P175"/>
      <text:p text:style-name="P195">If you have different operations in the same line of code, there is an order that the program will follow.</text:p>
      <text:p text:style-name="P195"/>
      <text:p text:style-name="P195">The rule to remember is PEMDAS:</text:p>
      <text:list xml:id="list1849240096" text:style-name="L1">
        <text:list-item>
          <text:p text:style-name="P299">Parentheses <text:s/>()</text:p>
        </text:list-item>
        <text:list-item>
          <text:p text:style-name="P299">Exponents <text:s text:c="4"/>**</text:p>
        </text:list-item>
        <text:list-item>
          <text:p text:style-name="P299">Multiplication <text:s/>* <text:s/><text:span text:style-name="T32">and <text:s text:c="3"/></text:span>Division <text:s/>/ <text:s text:c="2"/>→<text:span text:style-name="T32"> they are equal important. First coming wins</text:span></text:p>
        </text:list-item>
        <text:list-item>
          <text:p text:style-name="P300">Addition + <text:s text:c="2"/><text:span text:style-name="T33">and <text:s/></text:span>Substraction <text:s text:c="2"/>- <text:s text:c="6"/>→<text:span text:style-name="T33"> they are equal important. First coming wins</text:span></text:p>
        </text:list-item>
      </text:list>
      <text:p text:style-name="P195"/>
      <text:p text:style-name="P54">Example:</text:p>
      <text:p text:style-name="P175">print( 3 * 3 + 3 / 3 - 3)</text:p>
      <text:p text:style-name="P175"/>
      <text:p text:style-name="P196">First will do the mutiplication, 3 * 3 = 9 <text:s text:c="3"/>→<text:span text:style-name="T32">is first because is the first operation on the left.</text:span></text:p>
      <text:p text:style-name="P196">Second the division, 3 /3 = 1.0 <text:s/>→ float, <text:span text:style-name="T32">ran the second after the multiplication because comes after.</text:span></text:p>
      <text:p text:style-name="P196">Third the addition, 9 + 1.0 = 10.0</text:p>
      <text:p text:style-name="P196">Last the substraction, 10.0 - 3 = <text:s/>7.0</text:p>
      <text:p text:style-name="P196"/>
      <text:p text:style-name="P196"/>
      <text:p text:style-name="P55">Example 2:<text:span text:style-name="T34"> <text:s text:c="2"/>Make that operation to have 3 as result</text:span></text:p>
      <text:p text:style-name="P56"><text:span text:style-name="T34">print( 3 * </text:span><text:span text:style-name="T35">(</text:span><text:span text:style-name="T34">3 + 3</text:span><text:span text:style-name="T35">)</text:span><text:span text:style-name="T34"> / 3 - 3)</text:span></text:p>
      <text:p text:style-name="P88"/>
      <text:p text:style-name="P89">First the parenthesy, 3 + 3 = 6</text:p>
      <text:p text:style-name="P89">Second the multiplication because is the first on the left, 3 * 6 = 18</text:p>
      <text:p text:style-name="P89">Third de division, 18 / 6 = 6</text:p>
      <text:p text:style-name="P89">Last the substraction, 6 - 3 = 3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291"><text:soft-page-break/></text:p>
      <text:p text:style-name="P291"/>
      <text:p text:style-name="P189"/>
      <text:p text:style-name="P76">[Interactive Coding Exercise] BMI Calculator:</text:p>
      <text:p text:style-name="P89"/>
      <text:p text:style-name="P32">Exercise 2.<text:span text:style-name="T40">2</text:span>:</text:p>
      <text:p text:style-name="P184"/>
      <text:p text:style-name="P197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My solution:</text:p>
            <text:p text:style-name="P10"/>
            <text:p text:style-name="P159">height = input("enter your height in m: ")</text:p>
            <text:p text:style-name="P159">weight = input("enter your weight in kg: ")</text:p>
            <text:p text:style-name="P159"/>
            <text:p text:style-name="P159">height = float(height)</text:p>
            <text:p text:style-name="P159">weight = float(weight)</text:p>
            <text:p text:style-name="P159"/>
            <text:p text:style-name="P159">print(int(height / (weight * weight )))</text:p>
          </table:table-cell>
          <table:table-cell table:style-name="Table4.B1" office:value-type="string">
            <text:p text:style-name="P215">Teacher’<text:span text:style-name="T22">s</text:span> solution:</text:p>
            <text:p text:style-name="P272"/>
            <text:p text:style-name="P160">height = input("enter your height in m: ")</text:p>
            <text:p text:style-name="P139">weight = input("enter your weight in kg: ")</text:p>
            <text:p text:style-name="P139"/>
            <text:p text:style-name="P147">bmi = int(<text:span text:style-name="T23">weight</text:span>) <text:s/>/ float(h<text:span text:style-name="T23">eight</text:span>) ** 2</text:p>
            <text:p text:style-name="P147">bmi_as_int = int(bmi)</text:p>
            <text:p text:style-name="P147"/>
            <text:p text:style-name="P147">print(bmi_as_int)</text:p>
          </table:table-cell>
        </table:table-row>
        <table:table-row>
          <table:table-cell table:style-name="Table4.A2" office:value-type="string">
            <text:p text:style-name="P239">Result:</text:p>
            <text:p text:style-name="P231"/>
            <text:p text:style-name="P252">enter your height in m: 80</text:p>
            <text:p text:style-name="P252">enter your weight in kg: 1.75</text:p>
            <text:p text:style-name="P247">26</text:p>
            <text:p text:style-name="P276"/>
          </table:table-cell>
          <table:table-cell table:style-name="Table4.B2" office:value-type="string">
            <text:p text:style-name="P239">Result:</text:p>
            <text:p text:style-name="P224"/>
            <text:p text:style-name="P253">enter your height in m: 80</text:p>
            <text:p text:style-name="P253">enter your weight in kg: 1.75</text:p>
            <text:p text:style-name="P248">26</text:p>
          </table:table-cell>
        </table:table-row>
      </table:table>
      <text:p text:style-name="P92"/>
      <text:p text:style-name="P89"/>
      <text:p text:style-name="P292"/>
      <text:p text:style-name="P292"/>
      <text:p text:style-name="P190"/>
      <text:p text:style-name="P77">Number Manipulation and F Strings in Python:</text:p>
      <text:p text:style-name="P89"/>
      <text:p text:style-name="P89"/>
      <text:p text:style-name="P126">Round the number:</text:p>
      <text:p text:style-name="P96">If you are dividing a number it will give you a float. </text:p>
      <text:p text:style-name="P96"/>
      <text:p text:style-name="P96">You can limit the decimals appearing on the right after the colon by using round.</text:p>
      <text:p text:style-name="P96"/>
      <text:p text:style-name="P57">Example:</text:p>
      <text:p text:style-name="P89"/>
      <text:p text:style-name="P89">print(8 / 3) <text:s/>→<text:span text:style-name="T41"> 2.6666666666666665</text:span></text:p>
      <text:p text:style-name="P89"/>
      <text:p text:style-name="P89">print(<text:span text:style-name="T7">round</text:span>(8 / 3)) <text:s/>→<text:span text:style-name="T41"> 3</text:span></text:p>
      <text:p text:style-name="P89"/>
      <text:p text:style-name="P89">print(<text:span text:style-name="T7">round</text:span>(8 / 3, 2)) →<text:span text:style-name="T41"> 2.67</text:span></text:p>
      <text:p text:style-name="P89"/>
      <text:p text:style-name="P89">print(<text:span text:style-name="T7">round</text:span>(2.6666666, 2)) <text:s/>→<text:span text:style-name="T41"> 2.67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127"><text:soft-page-break/>Use the floor edition:</text:p>
      <text:p text:style-name="P89"/>
      <text:p text:style-name="P89">print(8 / 3) →<text:span text:style-name="T42"> 2.6666666666666665 <text:s text:c="3"/>→ float number</text:span></text:p>
      <text:p text:style-name="P89"/>
      <text:p text:style-name="P89">print(8 // 3) →<text:span text:style-name="T42"> 2<text:tab/><text:tab/>→ int number</text:span></text:p>
      <text:p text:style-name="P89"/>
      <text:p text:style-name="P89"/>
      <text:p text:style-name="P128">Using variables:</text:p>
      <text:p text:style-name="P97"/>
      <text:p text:style-name="P128"><text:span text:style-name="T8">result = 4/2 <text:s/>→</text:span><text:span text:style-name="T14"> 2</text:span></text:p>
      <text:p text:style-name="P128"><text:span text:style-name="T8">result </text:span>*=<text:span text:style-name="T8"> 3 <text:s text:c="3"/>→</text:span><text:span text:style-name="T14"> 2 x 3</text:span></text:p>
      <text:p text:style-name="P128"><text:span text:style-name="T8">print(result) <text:s/>→</text:span><text:span text:style-name="T14"> 6</text:span></text:p>
      <text:p text:style-name="P98"/>
      <text:p text:style-name="P99">score = 0</text:p>
      <text:p text:style-name="P129"><text:span text:style-name="T8">score </text:span>+=<text:span text:style-name="T8"> 1</text:span></text:p>
      <text:p text:style-name="P99">print(score) <text:s/>→ 1</text:p>
      <text:p text:style-name="P99"/>
      <text:p text:style-name="P100"/>
      <text:p text:style-name="P130">Change data<text:span text:style-name="T45">t</text:span>ypes: <text:s/><text:span text:style-name="T43">f-String</text:span></text:p>
      <text:p text:style-name="P100"/>
      <text:p text:style-name="P102">We can not use different datatypes to operate in the same line, if you use a string + int the program will fail.</text:p>
      <text:p text:style-name="P102"/>
      <text:p text:style-name="P58">To make it work until now we are converting the data, to str in the below example:</text:p>
      <text:p text:style-name="P100">score = 0</text:p>
      <text:p text:style-name="P130"><text:span text:style-name="T8">print("Your score is: " + </text:span>str(<text:span text:style-name="T8">score))</text:span></text:p>
      <text:p text:style-name="P100"/>
      <text:p text:style-name="P100"/>
      <text:p text:style-name="P59">But we can use f-String to make it much more easy:</text:p>
      <text:p text:style-name="P100"/>
      <text:p text:style-name="P100">score = 0</text:p>
      <text:p text:style-name="P100">height = 1.8</text:p>
      <text:p text:style-name="P100">isWinning = True</text:p>
      <text:p text:style-name="P100"/>
      <text:p text:style-name="P130"><text:span text:style-name="T8">print(</text:span><text:span text:style-name="T44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100"/>
      <text:p text:style-name="P130"><text:span text:style-name="T8">→</text:span><text:span text:style-name="T15"> Your score is 0, your height is 1.8, you are winning is True </text:span></text:p>
      <text:p text:style-name="P100"/>
      <text:p text:style-name="P100"/>
      <text:p text:style-name="P103">We are calling the variables with {}</text:p>
      <text:p text:style-name="P100"/>
      <text:p text:style-name="P100"/>
      <text:p text:style-name="P131">Exercise:</text:p>
      <text:p text:style-name="P100"/>
      <text:p text:style-name="P104">If you live 90 years you will have 32850 days, 4680 weeks and 1080 months.</text:p>
      <text:p text:style-name="P100"/>
      <text:p text:style-name="P104">Calculate how much time will be using you age as a reference and comparing it with 90 years.</text:p>
      <text:p text:style-name="P100"/>
      <text:p text:style-name="P105">Ask for your age and do the math:</text:p>
      <text:p text:style-name="P100">days = age - 90 * 365</text:p>
      <text:p text:style-name="P100">weeks = age - 90 * 52</text:p>
      <text:p text:style-name="P100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My solution:</text:p>
            <text:p text:style-name="P11"/>
            <text:p text:style-name="P161">age = input("What is your current age? ")</text:p>
            <text:p text:style-name="P161"/>
            <text:p text:style-name="P161">age = int(age)</text:p>
            <text:p text:style-name="P161"/>
            <text:p text:style-name="P161">days = (90 - age) * 365</text:p>
            <text:p text:style-name="P161">weeks = (90 - age) * 52</text:p>
            <text:p text:style-name="P161">months = (90 - age) * 12</text:p>
            <text:p text:style-name="P161"/>
            <text:p text:style-name="P161">print(f"You have {days} days, {weeks} weeks, and {months} months left.")</text:p>
          </table:table-cell>
          <table:table-cell table:style-name="Table5.B1" office:value-type="string">
            <text:p text:style-name="P216">Teacher’<text:span text:style-name="T22">s</text:span> solution:</text:p>
            <text:p text:style-name="P273"/>
            <text:p text:style-name="P140">age = input("What is your current age? ")</text:p>
            <text:p text:style-name="P140"/>
            <text:p text:style-name="P140">age_as_int = int(age)</text:p>
            <text:p text:style-name="P140"/>
            <text:p text:style-name="P140">years_remaining = 90 - age_as_int</text:p>
            <text:p text:style-name="P140">days_remaining = years_remaining * 365</text:p>
            <text:p text:style-name="P140">weeks_remaining = years_remaining * 52</text:p>
            <text:p text:style-name="P140">months_remaining = years_remaining * 12</text:p>
            <text:p text:style-name="P140"/>
            <text:p text:style-name="P140">message = f"You have {days_remaining} days, {weeks_remaining} weeks, and {months_remaining} months left."</text:p>
            <text:p text:style-name="P140"/>
            <text:p text:style-name="P140">print(message)</text:p>
          </table:table-cell>
        </table:table-row>
        <table:table-row>
          <table:table-cell table:style-name="Table5.A2" office:value-type="string">
            <text:p text:style-name="P240">Result:</text:p>
            <text:p text:style-name="P232"/>
            <text:p text:style-name="P254">What is your current age?<text:span text:style-name="T7"> </text:span>40</text:p>
            <text:p text:style-name="P254">You have 18250 days, 2600 weeks, and 600 months left.</text:p>
            <text:p text:style-name="P277"/>
          </table:table-cell>
          <table:table-cell table:style-name="Table5.B2" office:value-type="string">
            <text:p text:style-name="P240">Result:</text:p>
            <text:p text:style-name="P225"/>
            <text:p text:style-name="P254">What is your current age? 40</text:p>
            <text:p text:style-name="P254">You have 18250 days, 2600 weeks, and 600 months left.</text:p>
          </table:table-cell>
        </table:table-row>
      </table:table>
      <text:p text:style-name="P93"/>
      <text:p text:style-name="P106">Variation after cheking teacher’s example:</text:p>
      <text:p text:style-name="P106"/>
      <text:p text:style-name="P148">age = input("What is your current age? ")</text:p>
      <text:p text:style-name="P148"/>
      <text:p text:style-name="P148">age = 90 - int(age)</text:p>
      <text:p text:style-name="P148"/>
      <text:p text:style-name="P148">days = age * 365</text:p>
      <text:p text:style-name="P148">weeks = age * 52</text:p>
      <text:p text:style-name="P148">months = age * 12</text:p>
      <text:p text:style-name="P148"/>
      <text:p text:style-name="P148">print(f"You have {days} days, {weeks} weeks, and {months} months left.")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93"><text:soft-page-break/></text:p>
      <text:p text:style-name="P293"/>
      <text:p text:style-name="P191"/>
      <text:p text:style-name="P78"><text:span text:style-name="T46">Tip Calculator</text:span>: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My solution:</text:p>
            <text:p text:style-name="P12"/>
            <text:p text:style-name="P162">print("Welcome to the tip calculator")</text:p>
            <text:p text:style-name="P162">print("")</text:p>
            <text:p text:style-name="P162"/>
            <text:p text:style-name="P162">bill = int(input("What was the total bill? $"))</text:p>
            <text:p text:style-name="P163">percent = int(input("<text:span text:style-name="T16">How much tip would you like to give? 10, 12, or 15?</text:span> "))</text:p>
            <text:p text:style-name="P162">people = int(input("How many people to split the bill? "))</text:p>
            <text:p text:style-name="P162"/>
            <text:p text:style-name="P162">percent_correct = percent / 100</text:p>
            <text:p text:style-name="P162">percent_bill = bill * percent_correct</text:p>
            <text:p text:style-name="P162"/>
            <text:p text:style-name="P162">total = bill + percent_bill </text:p>
            <text:p text:style-name="P162"/>
            <text:p text:style-name="P162">result = total / people</text:p>
            <text:p text:style-name="P162"/>
            <text:p text:style-name="P162">print(f"Each person should pay: ${result}")</text:p>
            <text:p text:style-name="P162"/>
          </table:table-cell>
          <table:table-cell table:style-name="Table6.B1" office:value-type="string">
            <text:p text:style-name="P217">Teacher’<text:span text:style-name="T22">s</text:span> solution:</text:p>
            <text:p text:style-name="P261"/>
            <text:p text:style-name="P141">print("Welcome to the tip calculator")</text:p>
            <text:p text:style-name="P141"/>
            <text:p text:style-name="P261">bill = float(input("What was the total bill? $"))</text:p>
            <text:p text:style-name="P261">tip = int(input("How much tip would you like to give? 10, 12, or 15? "))</text:p>
            <text:p text:style-name="P261">people = int(input("How many people to split the bill?"))</text:p>
            <text:p text:style-name="P261"/>
            <text:p text:style-name="P261">tip_as_percent = tip / 100</text:p>
            <text:p text:style-name="P261">total_tip_amount = bill * tip_as_percent</text:p>
            <text:p text:style-name="P261">total_bill = bill + total_tip_amount</text:p>
            <text:p text:style-name="P261">bill_per_person = total_bill / people</text:p>
            <text:p text:style-name="P261">final_amount = round(bill_per_person, 2)</text:p>
            <text:p text:style-name="P261"/>
            <text:p text:style-name="P261">print(f"Each person should pay: ${final_amount}")</text:p>
          </table:table-cell>
        </table:table-row>
        <table:table-row>
          <table:table-cell table:style-name="Table6.A2" office:value-type="string">
            <text:p text:style-name="P241">Result:</text:p>
            <text:p text:style-name="P233"/>
            <text:p text:style-name="P255">Welcome to the tip calculator</text:p>
            <text:p text:style-name="P255"/>
            <text:p text:style-name="P255">What was the total bill? $150</text:p>
            <text:p text:style-name="P256">How much tip would you like to give? 10, 12, or 15? 12</text:p>
            <text:p text:style-name="P255">How many people to split the bill? 5</text:p>
            <text:p text:style-name="P255">Each person should pay: $33.6</text:p>
            <text:p text:style-name="P278"/>
          </table:table-cell>
          <table:table-cell table:style-name="Table6.B2" office:value-type="string">
            <text:p text:style-name="P241">Result:</text:p>
            <text:p text:style-name="P255"/>
            <text:p text:style-name="P149">Welcome to the tip calculator</text:p>
            <text:p text:style-name="P255">What was the total bill? $100</text:p>
            <text:p text:style-name="P255">How much tip would you like to give? 10, 12, or 15? 10</text:p>
            <text:p text:style-name="P255">How many people to split the bill?5</text:p>
            <text:p text:style-name="P255">Each person should pay: $22.0</text:p>
          </table:table-cell>
        </table:table-row>
      </table:table>
      <text:p text:style-name="P94"/>
      <text:p text:style-name="P90"/>
      <text:p text:style-name="P60">Another approach from the teacher:</text:p>
      <text:p text:style-name="P107"/>
      <text:p text:style-name="P150">bill = float(input("What was the total bill? $"))</text:p>
      <text:p text:style-name="P150">tip = int(input("How much tip would you like to give? 10, 12, or 15? "))</text:p>
      <text:p text:style-name="P150">people = int(input("How many people to split the bill? "))</text:p>
      <text:p text:style-name="P150"/>
      <text:p text:style-name="P150">bill_with_tip =<text:span text:style-name="T7"> bill * (1 + tip /100)</text:span> <text:s text:c="2"/>→<text:span text:style-name="T47"> we simplify in one line three operations</text:span></text:p>
      <text:p text:style-name="P150">bill_per_person = bill_with_tip / people</text:p>
      <text:p text:style-name="P150">final_amount = round(bill_per_person, 2)</text:p>
      <text:p text:style-name="P150"/>
      <text:p text:style-name="P150">print(f"Each person should pay: ${final_amount}")</text:p>
      <text:p text:style-name="P100"/>
      <text:p text:style-name="P100"/>
      <text:p text:style-name="P100"/>
      <text:p text:style-name="P61"><text:soft-page-break/>Another approach from the teacher:<text:span text:style-name="T34"> </text:span><text:span text:style-name="T36">To show two decimals allways.</text:span></text:p>
      <text:p text:style-name="P100"/>
      <text:p text:style-name="P262">bill = float(input("What was the total bill? $"))</text:p>
      <text:p text:style-name="P262">tip = int(input("How much tip would you like to give? 10, 12, or 15? "))</text:p>
      <text:p text:style-name="P262">people = int(input("How many people to split the bill?"))</text:p>
      <text:p text:style-name="P262"/>
      <text:p text:style-name="P262">tip_as_percent = tip / 100</text:p>
      <text:p text:style-name="P262">total_tip_amount = bill * tip_as_percent</text:p>
      <text:p text:style-name="P262">total_bill = bill + total_tip_amount</text:p>
      <text:p text:style-name="P262">bill_per_person = total_bill / people</text:p>
      <text:p text:style-name="P262">final_amount = round(bill_per_person, 2)</text:p>
      <text:p text:style-name="P267">final_amount = “{:.2f}”.format(bill_per_person)<text:span text:style-name="T8"> <text:s text:c="2"/>→ this will show allways two decimal digits. <text:s/>*</text:span></text:p>
      <text:p text:style-name="P262"/>
      <text:p text:style-name="P266">print(f"Each person should pay: ${final_amount}")</text:p>
      <text:p text:style-name="P100"/>
      <text:p text:style-name="P108"/>
      <text:p text:style-name="P108">* Depence on the amount of the bill the result will show only one decimal digit, like:</text:p>
      <text:p text:style-name="P151">bill = 150 </text:p>
      <text:p text:style-name="P151">tip = 12</text:p>
      <text:p text:style-name="P151">people = 5</text:p>
      <text:p text:style-name="P151"/>
      <text:p text:style-name="P151">final_amount = 33.6</text:p>
      <text:p text:style-name="P151"/>
      <text:p text:style-name="P108">But the prices <text:span text:style-name="T48">have to show </text:span>two decimal digits.</text:p>
      <text:p text:style-name="P108">To always show two digits <text:span text:style-name="T48">we can use the format function.</text:span></text:p>
      <text:p text:style-name="P100"/>
      <text:p text:style-name="P268">final_amount = “{:.2f}”.format(bill_per_person)<text:span text:style-name="T8"> 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87"><text:soft-page-break/></text:p>
      <text:p text:style-name="P287"/>
      <text:p text:style-name="P74">Day <text:span text:style-name="T49">3</text:span>: <text:s/>Control Flow and Logical Operators:</text:p>
      <text:p text:style-name="P152"/>
      <text:p text:style-name="P152">01/26/2021</text:p>
      <text:p text:style-name="P109"/>
      <text:p text:style-name="P109">Flow control with<text:span text:style-name="T7"> if/else </text:span>statements.</text:p>
      <text:p text:style-name="P100"/>
      <text:p text:style-name="P62">Flow control diagram example:</text:p>
      <text:p text:style-name="P100"/>
      <text:p text:style-name="P110">If you are taller than 120 cm you can ride the rollercoaster</text:p>
      <text:p text:style-name="P110">If (else) you are shorter than 120 cm you can NOT ride it.</text:p>
      <text:p text:style-name="P110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32">Exercise:</text:p>
      <text:p text:style-name="P100"/>
      <text:p text:style-name="P40">If you are taller or equal to 120 you can ride:</text:p>
      <text:p text:style-name="P111"/>
      <text:p text:style-name="P100">print("Welcome to the rollercoaster!")</text:p>
      <text:p text:style-name="P100"/>
      <text:p text:style-name="P100">height = int(input("What is your height in cm? "))</text:p>
      <text:p text:style-name="P100"/>
      <text:p text:style-name="P100"><text:span text:style-name="T7">if </text:span>height<text:span text:style-name="T7"> &gt;= </text:span>120:</text:p>
      <text:p text:style-name="P100"><text:s text:c="2"/>print("You can ride the rollercoaster!")</text:p>
      <text:p text:style-name="P100"/>
      <text:p text:style-name="P130">else:</text:p>
      <text:p text:style-name="P100"><text:s text:c="2"/>print("Sorry, you have to grow taller before you can ride.")</text:p>
      <text:p text:style-name="P100"/>
      <text:p text:style-name="P100"/>
      <text:p text:style-name="P17">Comarison Operators:</text:p>
      <text:p text:style-name="P174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294"><text:soft-page-break/></text:p>
      <text:p text:style-name="P295"/>
      <text:p text:style-name="P199"/>
      <text:p text:style-name="P75">Odd or Even? Introducing the Modulo</text:p>
      <text:p text:style-name="P174"/>
      <text:p text:style-name="P35">Modulo: →<text:span text:style-name="T51"> %</text:span></text:p>
      <text:p text:style-name="P200">Will divide a number by another number and will give you the remainder of that <text:span text:style-name="T50">division</text:span>.</text:p>
      <text:p text:style-name="P200"/>
      <text:p text:style-name="P209">You can use modulo to know if a number is even or odd.</text:p>
      <text:p text:style-name="P209"/>
      <text:p text:style-name="P209">If the division of a number by another gives you a reminder, like <text:s/><text:span text:style-name="T38">14 /4 </text:span><text:span text:style-name="T34">=</text:span><text:span text:style-name="T38"> 3,5 </text:span><text:span text:style-name="T34">you will know that the number is odd because will give you a reminder, ,5 in this example.</text:span></text:p>
      <text:p text:style-name="P174"/>
      <text:p text:style-name="P201"><text:span text:style-name="T27">Example:</text:span> 7 % 2</text:p>
      <text:p text:style-name="P203"/>
      <text:p text:style-name="P201">Seven split into portions of 2 is:</text:p>
      <text:p text:style-name="P201">2 + 2 + 2 + 1</text:p>
      <text:p text:style-name="P203"/>
      <text:p text:style-name="P210">Seve<text:span text:style-name="T56">n</text:span> divided by 2 can be divided 3 times (2 + 2 + 2) with a reminder of 1.</text:p>
      <text:p text:style-name="P174"/>
      <text:p text:style-name="P204">1 is what the modulo gives you.</text:p>
      <text:p text:style-name="P174"/>
      <text:p text:style-name="P205">If you run <text:span text:style-name="T51">7 % 2 </text:span>in the console gives you 1:</text:p>
      <text:p text:style-name="P202">7 % 2 <text:span text:style-name="T52">= 1</text:span></text:p>
      <text:p text:style-name="P202"/>
      <text:p text:style-name="P202"/>
      <text:p text:style-name="P206"><text:span text:style-name="T27">Example 2:</text:span> <text:s/>7 % 3</text:p>
      <text:p text:style-name="P206"/>
      <text:p text:style-name="P208">3 + 3 + 1</text:p>
      <text:p text:style-name="P207">7 % 3 <text:span text:style-name="T53">= 1</text:span></text:p>
      <text:p text:style-name="P207"/>
      <text:p text:style-name="P63">Example 3:<text:span text:style-name="T34"> 14 % 4 <text:s text:c="3"/>(14 /4 </text:span><text:span text:style-name="T37">=</text:span><text:span text:style-name="T34"> 3,5)</text:span></text:p>
      <text:p text:style-name="P114"/>
      <text:p text:style-name="P114">4 + 4 + 4 + 2</text:p>
      <text:p text:style-name="P114">14 % 4 = 2</text:p>
      <text:p text:style-name="P101"/>
      <text:p text:style-name="P101"/>
      <text:p text:style-name="P101"/>
      <text:p text:style-name="P101"/>
      <text:p text:style-name="P101"/>
      <text:p text:style-name="P101"/>
      <text:p text:style-name="P133">Exercise:</text:p>
      <text:p text:style-name="P101"/>
      <text:p text:style-name="P112">Tell me if the introduced number is odd or even</text:p>
      <text:p text:style-name="P101"/>
      <text:p text:style-name="P101"/>
      <text:p text:style-name="P101"/>
      <text:p text:style-name="P101"/>
      <text:p text:style-name="P101"/>
      <text:p text:style-name="P101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0">My solution:</text:p>
            <text:p text:style-name="P13"/>
            <text:p text:style-name="P164">number = int(input("Which number do you want to check? "))</text:p>
            <text:p text:style-name="P164"/>
            <text:p text:style-name="P164">odd_even = number % 2</text:p>
            <text:p text:style-name="P164"/>
            <text:p text:style-name="P164">if odd_even == 0:</text:p>
            <text:p text:style-name="P164"><text:s text:c="2"/>print("This is an even number.")</text:p>
            <text:p text:style-name="P164"/>
            <text:p text:style-name="P164">else:</text:p>
            <text:p text:style-name="P164"><text:s text:c="2"/>print("This is an odd number.")</text:p>
            <text:p text:style-name="P164"/>
          </table:table-cell>
          <table:table-cell table:style-name="Table7.B1" office:value-type="string">
            <text:p text:style-name="P218">Teacher’<text:span text:style-name="T22">s</text:span> solution:</text:p>
            <text:p text:style-name="P263"/>
            <text:p text:style-name="P142">number = int(input("Which number do you want to check? "))</text:p>
            <text:p text:style-name="P142"/>
            <text:p text:style-name="P142">if number % 2 == 0:</text:p>
            <text:p text:style-name="P142"><text:s text:c="2"/>print("This is an even number.")</text:p>
            <text:p text:style-name="P142"/>
            <text:p text:style-name="P142">else:</text:p>
            <text:p text:style-name="P142"><text:s text:c="2"/>print("This is an odd number.")</text:p>
          </table:table-cell>
        </table:table-row>
        <table:table-row>
          <table:table-cell table:style-name="Table7.A2" office:value-type="string">
            <text:p text:style-name="P242">Result:</text:p>
            <text:p text:style-name="P234"/>
            <text:p text:style-name="P257">Which number do you want to check? 23452451</text:p>
            <text:p text:style-name="P257">This is an odd number.</text:p>
            <text:p text:style-name="P279"/>
          </table:table-cell>
          <table:table-cell table:style-name="Table7.B2" office:value-type="string">
            <text:p text:style-name="P242">Result:</text:p>
            <text:p text:style-name="P257"/>
            <text:p text:style-name="P168">Which number do you want to check? 2342342423</text:p>
            <text:p text:style-name="P168">This is an odd number.</text:p>
          </table:table-cell>
        </table:table-row>
      </table:table>
      <text:p text:style-name="P95"/>
      <text:p text:style-name="P91"/>
      <text:p text:style-name="P296"/>
      <text:p text:style-name="P297"/>
      <text:p text:style-name="P112"/>
      <text:p text:style-name="P79">Nested if statements and elif statements:</text:p>
      <text:p text:style-name="P114"/>
      <text:p text:style-name="P114"/>
      <text:p text:style-name="P134">Nested If/Else statements:</text:p>
      <text:p text:style-name="P114"/>
      <text:p text:style-name="P119">Following the height example, if you are 120 cm or higher you can use the rollercoaster, if not (else) you can NOT.</text:p>
      <text:p text:style-name="P119"/>
      <text:p text:style-name="P119">Now if you are 120 or higher and you have 18 ages or more you will pay $12. If you are under 18 ages you will pay $7.</text:p>
      <text:p text:style-name="P114"/>
      <text:p text:style-name="P65">We will use nested if/else statements:</text:p>
      <text:p text:style-name="P114"/>
      <text:p text:style-name="P64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34"><text:s/></text:span><text:span text:style-name="T54">height = int(input("Tell me your heigh in cm: "))</text:span></text:p>
      <text:p text:style-name="P153"/>
      <text:p text:style-name="P170"><text:span text:style-name="T39">if </text:span><text:span text:style-name="T34">height &gt;= 120:</text:span></text:p>
      <text:p text:style-name="P153"><text:s text:c="3"/>print("You can ride the rollercoaster")</text:p>
      <text:p text:style-name="P153"><text:s text:c="3"/>age = int(input("What is your age: "))</text:p>
      <text:p text:style-name="P170"><text:span text:style-name="T34"><text:s/></text:span><text:span text:style-name="T39"><text:s text:c="2"/>if </text:span><text:span text:style-name="T34">age &gt;= 18:</text:span></text:p>
      <text:p text:style-name="P153"><text:s text:c="5"/>print("Please pay $12")</text:p>
      <text:p text:style-name="P170"><text:span text:style-name="T34"><text:s/></text:span><text:span text:style-name="T39"><text:s text:c="2"/>else</text:span><text:span text:style-name="T34">:</text:span></text:p>
      <text:p text:style-name="P153"><text:s text:c="5"/>print("Please pay $7")</text:p>
      <text:p text:style-name="P153"/>
      <text:p text:style-name="P156">else:</text:p>
      <text:p text:style-name="P153"><text:s text:c="2"/>print("Sorry, you have to grow taller.")</text:p>
      <text:p text:style-name="P153"/>
      <text:p text:style-name="P154"/>
      <text:p text:style-name="P114"/>
      <text:p text:style-name="P114"/>
      <text:p text:style-name="P114"/>
      <text:p text:style-name="P114"/>
      <text:p text:style-name="P114"><text:soft-page-break/></text:p>
      <text:p text:style-name="P135">If / elif /else:</text:p>
      <text:p text:style-name="P114"/>
      <text:p text:style-name="P120">If condition 1 is true do A</text:p>
      <text:p text:style-name="P120">If 1 is not true check if condition 2 is true and if so do B</text:p>
      <text:p text:style-name="P120"/>
      <text:p text:style-name="P120">Finally, if none of the conditions are true do the ELSE</text:p>
      <text:p text:style-name="P114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14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1">Now we will check if you have the correct height. If you are under 120 cm, game over.</text:p>
      <text:p text:style-name="P121"/>
      <text:p text:style-name="P121">If you have the correct height you have to tell us your age:</text:p>
      <text:p text:style-name="P121"/>
      <text:p text:style-name="P121">If you are 18 or over you have to pay $12</text:p>
      <text:p text:style-name="P121">If you are between 12 and 18 you have to pay $7</text:p>
      <text:p text:style-name="P121"/>
      <text:p text:style-name="P121">And if you are not matching any of the above ages you have to pay $5.</text:p>
      <text:p text:style-name="P121"/>
      <text:p text:style-name="P154">height = int(input("Tell me your heigh in cm: "))</text:p>
      <text:p text:style-name="P114"/>
      <text:p text:style-name="P154">if height &gt;= 120:</text:p>
      <text:p text:style-name="P154"><text:s text:c="2"/>print("You can ride the rollercoaster")</text:p>
      <text:p text:style-name="P154"><text:s text:c="2"/>age = int(input("What is your age: "))</text:p>
      <text:p text:style-name="P154"><text:s text:c="2"/>if age &lt; 12:</text:p>
      <text:p text:style-name="P154"><text:s text:c="4"/>print("Please pay $5")</text:p>
      <text:p text:style-name="P154"><text:s text:c="2"/>elif age &gt;= 18:</text:p>
      <text:p text:style-name="P154"><text:s text:c="4"/>print("Please pay $12")</text:p>
      <text:p text:style-name="P154"><text:s text:c="2"/>else:</text:p>
      <text:p text:style-name="P154"><text:s text:c="4"/>print("Please pay $7 ") <text:s/></text:p>
      <text:p text:style-name="P154"/>
      <text:p text:style-name="P154">else:</text:p>
      <text:p text:style-name="P154"><text:s text:c="2"/>print("Sorry, you have to grow taller.")</text:p>
      <text:p text:style-name="P114"/>
      <text:p text:style-name="P114"/>
      <text:p text:style-name="P122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22"/>
      <text:p text:style-name="P122">Ask for your height and weight.</text:p>
      <text:p text:style-name="P114"/>
      <text:p text:style-name="P122">If you are :</text:p>
      <text:p text:style-name="P155">Under 18.5 they are underweight</text:p>
      <text:p text:style-name="P155">Over 18.5 but below 25 they have a normal weight</text:p>
      <text:p text:style-name="P155">Over 25 but below 30 they are slightly overweight</text:p>
      <text:p text:style-name="P155">Over 30 but below 35 they are obese</text:p>
      <text:p text:style-name="P155">Above 35 they are clinically obese.</text:p>
      <text:p text:style-name="P114"/>
      <text:p text:style-name="P122">Print <text:span text:style-name="T55">the message in the solution highligting the medical condition.</text:span></text:p>
      <text:p text:style-name="P1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My solution:</text:p>
            <text:p text:style-name="P14"/>
            <text:p text:style-name="P165">height = float(input("enter your height in m: "))</text:p>
            <text:p text:style-name="P165">weight = float(input("enter your weight in kg: "))</text:p>
            <text:p text:style-name="P165"/>
            <text:p text:style-name="P165">bmi = round(weight / (height ** 2))</text:p>
            <text:p text:style-name="P165">start = "\033[1m"</text:p>
            <text:p text:style-name="P165">end = "\033[0;0m"</text:p>
            <text:p text:style-name="P165"/>
            <text:p text:style-name="P165">if bmi &lt; 18.5:</text:p>
            <text:p text:style-name="P165"><text:s text:c="2"/>print(f"Your BMI is {bmi},{start} you are underweight.{end}") <text:s/></text:p>
            <text:p text:style-name="P165"/>
            <text:p text:style-name="P165">elif bmi &gt;= 18.5:</text:p>
            <text:p text:style-name="P165"><text:s text:c="2"/>if bmi &lt; 25:</text:p>
            <text:p text:style-name="P165"><text:s text:c="4"/>print(f"Your BMI is {bmi},{start} you have a {start}normal weight.{end}")</text:p>
            <text:p text:style-name="P165"><text:s text:c="2"/>elif bmi &gt; 25:</text:p>
            <text:p text:style-name="P165"><text:s text:c="4"/>if bmi &lt; 30:</text:p>
            <text:p text:style-name="P165"><text:s text:c="6"/>print(f"Your BMI is {bmi}, you are {start}slightly. overweight.{end}")</text:p>
            <text:p text:style-name="P165"><text:s text:c="4"/>elif bmi &gt; 30:</text:p>
            <text:p text:style-name="P165"><text:s text:c="6"/>if bmi &lt;= 35:</text:p>
            <text:p text:style-name="P165"><text:s text:c="8"/>print(f"Your BMI is {bmi}, you are {start}obese.{end}") </text:p>
            <text:p text:style-name="P165"><text:s text:c="6"/>else:</text:p>
            <text:p text:style-name="P165"><text:s text:c="8"/>print(f"Your BMI is {bmi}, you are {start}clinically obese.{end}")</text:p>
            <text:p text:style-name="P165"/>
          </table:table-cell>
          <table:table-cell table:style-name="Table8.B1" office:value-type="string">
            <text:p text:style-name="P219">Teacher’<text:span text:style-name="T22">s</text:span> solution:</text:p>
            <text:p text:style-name="P264"/>
            <text:p text:style-name="P166">height = float(input("enter your height in m: "))</text:p>
            <text:p text:style-name="P166">weight = float(input("enter your weight in kg: "))</text:p>
            <text:p text:style-name="P166"/>
            <text:p text:style-name="P144">bmi = round(weight / (height ** 2))</text:p>
            <text:p text:style-name="P264"/>
            <text:p text:style-name="P264"/>
            <text:p text:style-name="P143">if bmi &lt; 18.5:</text:p>
            <text:p text:style-name="P143"><text:s text:c="2"/>print(f"Your BMI is {bmi}, you are underweight.") <text:s/></text:p>
            <text:p text:style-name="P143">elif bmi &lt; 25:</text:p>
            <text:p text:style-name="P143"><text:s text:c="2"/>print(f"Your BMI is {bmi}, you are normal weight.")</text:p>
            <text:p text:style-name="P143">elif bmi &lt; 30:</text:p>
            <text:p text:style-name="P143"><text:s text:c="2"/>print(f"Your BMI is {bmi}, you are overweight.")</text:p>
            <text:p text:style-name="P143">elif bmi &lt; 35:</text:p>
            <text:p text:style-name="P143"><text:s text:c="2"/>print(f"Your BMI is {bmi}, you are obese.") <text:s/></text:p>
            <text:p text:style-name="P143">else:</text:p>
            <text:p text:style-name="P143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43">Result:</text:p>
            <text:p text:style-name="P235"/>
            <text:p text:style-name="P258">enter your height in m: 1.7</text:p>
            <text:p text:style-name="P258">enter your weight in kg: 70</text:p>
            <text:p text:style-name="P258">Your BMI is 24, you have a<text:span text:style-name="T7"> normal weight.</text:span></text:p>
            <text:p text:style-name="P280"/>
          </table:table-cell>
          <table:table-cell table:style-name="Table8.B2" office:value-type="string">
            <text:p text:style-name="P243">Result:</text:p>
            <text:p text:style-name="P258"/>
            <text:p text:style-name="P169"/>
          </table:table-cell>
        </table:table-row>
      </table:table>
      <text:p text:style-name="P115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3"><text:soft-page-break/><text:a xlink:type="simple" xlink:href="https://repl.it/@jsc0/day-3-3-exercise-1#main.py" text:style-name="Internet_20_link" text:visited-style-name="Visited_20_Internet_20_Link">Exercise 3.3</text:a></text:p>
      <text:p text:style-name="P114"/>
      <text:p text:style-name="P124">Type a year and tell me if it is a leap year or not, follow this rule:</text:p>
      <text:p text:style-name="P124"><draw:frame draw:style-name="fr1" draw:name="Image7" text:anchor-type="paragraph" svg:x="5.609cm" svg:y="0.418cm" svg:width="12.134cm" svg:height="9.01cm" draw:z-index="6"><draw:image xlink:href="Pictures/100002010000047600000350071D357E3CFEEC50.png" xlink:type="simple" xlink:show="embed" xlink:actuate="onLoad" loext:mime-type="image/x-vclgraphic"/></draw:frame></text:p>
      <text:p text:style-name="P124">Example:</text:p>
      <text:p text:style-name="P124">2000 ÷ 4 = 500 (Leap)</text:p>
      <text:p text:style-name="P124">2000 ÷ 100 = 20 (Not Leap)</text:p>
      <text:p text:style-name="P124">2000 ÷ 400 = 5 (Leap!)</text:p>
      <text:p text:style-name="P117">-----</text:p>
      <text:p text:style-name="P117">2100 ÷ 4 = 525 (Leap)</text:p>
      <text:p text:style-name="P117">2100 ÷ 100 = 21 (Not Leap)</text:p>
      <text:p text:style-name="P117">2100 ÷ 400 = 5.25 (Not Leap)</text:p>
      <text:p text:style-name="P117"/>
      <text:p text:style-name="P117"/>
      <text:p text:style-name="P308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My solution:</text:p>
            <text:p text:style-name="P15"/>
            <text:p text:style-name="P167">year = int(input("Which year do you want to check? "))</text:p>
            <text:p text:style-name="P167"/>
            <text:p text:style-name="P167">year_4 = year % 4</text:p>
            <text:p text:style-name="P167">year_100 = year % 100</text:p>
            <text:p text:style-name="P167">year_400 = year % 400</text:p>
            <text:p text:style-name="P167"/>
            <text:p text:style-name="P167">if year_4 == 0 :</text:p>
            <text:p text:style-name="P167"><text:s text:c="2"/>if year_100 == 0:</text:p>
            <text:p text:style-name="P167"><text:s text:c="4"/>if year_400 == 0:</text:p>
            <text:p text:style-name="P167"><text:s text:c="6"/>print("Leap year.")</text:p>
            <text:p text:style-name="P167">else:</text:p>
            <text:p text:style-name="P167"><text:s text:c="2"/>print("Not leap year.")</text:p>
            <text:p text:style-name="P167"/>
          </table:table-cell>
          <table:table-cell table:style-name="Table9.B1" office:value-type="string">
            <text:p text:style-name="P220">Teacher’<text:span text:style-name="T22">s</text:span> solution:</text:p>
            <text:p text:style-name="P265"/>
            <text:p text:style-name="P145">year = int(input("Which year do you want to check? "))</text:p>
            <text:p text:style-name="P265"/>
            <text:p text:style-name="P301">if year % 4 == 0:</text:p>
            <text:p text:style-name="P301"><text:s text:c="3"/>if year % 100 == 0:</text:p>
            <text:p text:style-name="P301"><text:s text:c="5"/>if year % 400 == 0:</text:p>
            <text:p text:style-name="P301"><text:s text:c="7"/>print("Leap year.")</text:p>
            <text:p text:style-name="P301"><text:s text:c="5"/>else:</text:p>
            <text:p text:style-name="P301"><text:s text:c="7"/>print("Not leap year.") <text:s/></text:p>
            <text:p text:style-name="P301"><text:s text:c="3"/>else:</text:p>
            <text:p text:style-name="P301"><text:s text:c="5"/>print("Leap year.") <text:s/></text:p>
            <text:p text:style-name="P301">else:</text:p>
            <text:p text:style-name="P301"><text:s text:c="2"/>print("Not leap year.")</text:p>
          </table:table-cell>
        </table:table-row>
        <table:table-row>
          <table:table-cell table:style-name="Table9.A2" office:value-type="string">
            <text:p text:style-name="P244">Result:</text:p>
            <text:p text:style-name="P236"/>
            <text:p text:style-name="P259">Which year do you want to check? <text:span text:style-name="T7">2002</text:span></text:p>
            <text:p text:style-name="P259">Not leap year.</text:p>
            <text:p text:style-name="P281">---</text:p>
            <text:p text:style-name="P226">Which year do you want to check? <text:span text:style-name="T7">2000</text:span></text:p>
            <text:p text:style-name="P226">Leap year.</text:p>
            <text:p text:style-name="P226"/>
          </table:table-cell>
          <table:table-cell table:style-name="Table9.B2" office:value-type="string">
            <text:p text:style-name="P244">Result:</text:p>
            <text:p text:style-name="P259"/>
            <text:p text:style-name="P260">Which year do you want to check? <text:span text:style-name="T7">2002</text:span></text:p>
            <text:p text:style-name="P260">Not leap year.</text:p>
            <text:p text:style-name="P282">---</text:p>
            <text:p text:style-name="P227">Which year do you want to check? <text:span text:style-name="T7">2000</text:span></text:p>
            <text:p text:style-name="P227">Leap year.</text:p>
            <text:p text:style-name="P260"/>
          </table:table-cell>
        </table:table-row>
      </table:table>
      <text:p text:style-name="P116"/>
      <text:p text:style-name="P116"/>
      <text:p text:style-name="P114"/>
      <text:p text:style-name="P114"/>
      <text:p text:style-name="P114"/>
      <text:p text:style-name="P114"/>
      <text:p text:style-name="P114"/>
      <text:p text:style-name="P298"><text:soft-page-break/></text:p>
      <text:p text:style-name="P298"/>
      <text:p text:style-name="P113"/>
      <text:p text:style-name="P80">Multiple If Statements in Succession:</text:p>
      <text:p text:style-name="P118"/>
      <text:p text:style-name="P114"><draw:frame draw:style-name="fr1" draw:name="Image6" text:anchor-type="paragraph" svg:x="0.023cm" svg:y="0.439cm" svg:width="10.739cm" svg:height="5.131cm" draw:z-index="5"><draw:image xlink:href="Pictures/10000201000005EF000002D6CB7738DF7FD08C99.png" xlink:type="simple" xlink:show="embed" xlink:actuate="onLoad" loext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Until now with if / elif /else only one of the conditions will be executed.</text:p>
      <text:p text:style-name="P125">But with Multiple if all will be executed if all of them are true.</text:p>
      <text:p text:style-name="P114"><draw:frame draw:style-name="fr1" draw:name="Image8" text:anchor-type="paragraph" svg:x="0.06cm" svg:y="0.203cm" svg:width="10.462cm" svg:height="15.161cm" draw:z-index="7"><draw:image xlink:href="Pictures/100002010000021400000303455AA55FC0444405.png" xlink:type="simple" xlink:show="embed" xlink:actuate="onLoad" loext:mime-type="image/x-vclgraphic"/></draw:frame></text:p>
      <text:p text:style-name="P114"><text:s/><text:span text:style-name="T57">Using the previous rollercoaster code:</text:span></text:p>
      <text:p text:style-name="P114"/>
      <text:p text:style-name="P303">height = int(input("Tell me your heigh in cm: "))</text:p>
      <text:p text:style-name="P312"/>
      <text:p text:style-name="P303">if height &gt;= 120:</text:p>
      <text:p text:style-name="P303"><text:s text:c="2"/>print("You can ride the rollercoaster")</text:p>
      <text:p text:style-name="P303"><text:s text:c="2"/>age = int(input("What is your age: "))</text:p>
      <text:p text:style-name="P303"><text:s text:c="2"/>if age &lt; 12:</text:p>
      <text:p text:style-name="P303"><text:s text:c="4"/>print("Please pay $5")</text:p>
      <text:p text:style-name="P303"><text:s text:c="2"/>elif age &gt;= 18:</text:p>
      <text:p text:style-name="P303"><text:s text:c="4"/>print("Please pay $12")</text:p>
      <text:p text:style-name="P303"><text:s text:c="2"/>else:</text:p>
      <text:p text:style-name="P303"><text:s text:c="4"/>print("Please pay $7 ") <text:s/></text:p>
      <text:p text:style-name="P303"/>
      <text:p text:style-name="P303">else:</text:p>
      <text:p text:style-name="P303"><text:s text:c="2"/>print("Sorry, you have to grow taller.")</text:p>
      <text:p text:style-name="P114"><text:s/></text:p>
      <text:p text:style-name="P114"><text:s text:c="2"/></text:p>
      <text:p text:style-name="P316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313"/>
      <text:p text:style-name="P317"><text:soft-page-break/>Add into it the option to pay for the photo taken or not and if so add $3 to the final bill:</text:p>
      <text:p text:style-name="P317"/>
      <text:p text:style-name="P154">height = int(input("Tell me your heigh in cm: "))</text:p>
      <text:p text:style-name="P154"/>
      <text:p text:style-name="P305">bill = 0</text:p>
      <text:p text:style-name="P154"/>
      <text:p text:style-name="P154">if height &gt;= 120:</text:p>
      <text:p text:style-name="P154"><text:s text:c="2"/>print("You can ride the rollercoaster")</text:p>
      <text:p text:style-name="P154"><text:s text:c="2"/></text:p>
      <text:p text:style-name="P154"><text:s text:c="2"/>age = int(input("What is your age: "))</text:p>
      <text:p text:style-name="P154"><text:s text:c="2"/>if age &lt; 12:</text:p>
      <text:p text:style-name="P154"><text:s text:c="4"/>print("Child tickets are $5")</text:p>
      <text:p text:style-name="P154"><text:s text:c="3"/><text:span text:style-name="T7"><text:s/>bill = 5</text:span></text:p>
      <text:p text:style-name="P154"><text:s text:c="2"/>elif age &gt;= 18:</text:p>
      <text:p text:style-name="P154"><text:s text:c="4"/>print("Adult tickets are <text:s/>$12")</text:p>
      <text:p text:style-name="P154"><text:s text:c="4"/><text:span text:style-name="T7">bill = 12</text:span></text:p>
      <text:p text:style-name="P154"><text:s text:c="2"/>else:</text:p>
      <text:p text:style-name="P154"><text:s text:c="4"/>print("Youth tickets are $7 ")</text:p>
      <text:p text:style-name="P154"><text:s text:c="4"/><text:span text:style-name="T7">bill = 7</text:span></text:p>
      <text:p text:style-name="P154"><text:s text:c="2"/>photo = (input("Do you want the photo taken? Y or N: "))</text:p>
      <text:p text:style-name="P154"><text:s text:c="2"/><text:span text:style-name="T7">if photo == "Y":</text:span></text:p>
      <text:p text:style-name="P305"><text:s text:c="4"/>bill += 3</text:p>
      <text:p text:style-name="P154"><text:s text:c="4"/>print(f"Your final bill is ${bill}")</text:p>
      <text:p text:style-name="P154">else:</text:p>
      <text:p text:style-name="P154"><text:s text:c="2"/>print("Sorry, you have to grow taller.")</text:p>
      <text:p text:style-name="P15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3-18T10:08:47.416974400</dc:date>
    <meta:editing-duration>PT19H22M17S</meta:editing-duration>
    <meta:editing-cycles>156</meta:editing-cycles>
    <meta:document-statistic meta:table-count="9" meta:image-count="8" meta:object-count="0" meta:page-count="20" meta:paragraph-count="562" meta:word-count="3438" meta:character-count="18657" meta:non-whitespace-character-count="15397"/>
  </office:meta>
</office:document-meta>
</file>